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A0000051F04F04D8C.png" manifest:media-type="image/png"/>
  <manifest:file-entry manifest:full-path="Pictures/1000000000000158000000AB5630A3EB.png" manifest:media-type="image/png"/>
  <manifest:file-entry manifest:full-path="Pictures/1000000000000084000000AAEF8E8AFB.png" manifest:media-type="image/png"/>
  <manifest:file-entry manifest:full-path="Pictures/1000000000000077000000703A82849C.png" manifest:media-type="image/png"/>
  <manifest:file-entry manifest:full-path="Pictures/100000000000011000000069584A7C59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dee6ef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fill-color="#8e86ae" draw:textarea-horizontal-align="justify" draw:textarea-vertical-align="middle" draw:auto-grow-height="false" fo:min-height="8.957cm" fo:min-width="6.1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6" style:family="graphic" style:parent-style-name="standard">
      <style:graphic-properties draw:stroke="none" draw:fill="none" fo:min-height="0.71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8e86a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margin-left="0cm" fo:margin-right="0cm" fo:margin-top="0.42cm" fo:margin-bottom="0.35cm" fo:line-height="100%" fo:text-align="center" fo:text-indent="0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94cm" svg:height="2.776cm" svg:x="15.726cm" svg:y="13.146cm">
          <draw:image xlink:href="Pictures/100000000000011000000069584A7C59.png" xlink:type="simple" xlink:show="embed" xlink:actuate="onLoad" draw:mime-type="image/png">
            <text:p/>
          </draw:image>
        </draw:frame>
        <draw:custom-shape draw:style-name="gr2" draw:text-style-name="P2" draw:layer="layout" svg:width="6.667cm" svg:height="9.207cm" svg:x="26.84cm" svg:y="9.47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5.392cm" svg:height="1.673cm" svg:x="27.48cm" svg:y="12.652cm">
          <draw:text-box>
            <text:p text:style-name="P3">BACK-END </text:p>
            <text:p text:style-name="P3">MICROSERVICE</text:p>
          </draw:text-box>
        </draw:frame>
        <draw:frame draw:style-name="gr4" draw:text-style-name="P3" draw:layer="layout" svg:width="5.052cm" svg:height="4.753cm" svg:x="43.89cm" svg:y="4.175cm">
          <draw:image xlink:href="Pictures/1000000000000077000000703A82849C.png" xlink:type="simple" xlink:show="embed" xlink:actuate="onLoad" draw:mime-type="image/png">
            <text:p/>
          </draw:image>
        </draw:frame>
        <draw:frame draw:style-name="gr4" draw:text-style-name="P3" draw:layer="layout" svg:width="3.491cm" svg:height="4.496cm" svg:x="44.424cm" svg:y="18.78cm">
          <draw:image xlink:href="Pictures/1000000000000084000000AAEF8E8AFB.png" xlink:type="simple" xlink:show="embed" xlink:actuate="onLoad" draw:mime-type="image/png">
            <text:p/>
          </draw:image>
        </draw:frame>
        <draw:frame draw:style-name="gr4" draw:text-style-name="P3" draw:layer="layout" svg:width="9.099cm" svg:height="4.522cm" svg:x="42.626cm" svg:y="11.477cm">
          <draw:image xlink:href="Pictures/1000000000000158000000AB5630A3EB.png" xlink:type="simple" xlink:show="embed" xlink:actuate="onLoad" draw:mime-type="image/png">
            <text:p/>
          </draw:image>
        </draw:frame>
        <draw:line draw:style-name="gr5" draw:text-style-name="P3" draw:layer="layout" svg:x1="33.385cm" svg:y1="9.572cm" svg:x2="43.862cm" svg:y2="6.08cm">
          <text:p/>
        </draw:line>
        <draw:line draw:style-name="gr5" draw:text-style-name="P3" draw:layer="layout" svg:x1="33.627cm" svg:y1="14.335cm" svg:x2="42.517cm" svg:y2="14.335cm">
          <text:p/>
        </draw:line>
        <draw:line draw:style-name="gr5" draw:text-style-name="P3" draw:layer="layout" svg:x1="33.385cm" svg:y1="18.78cm" svg:x2="44.422cm" svg:y2="21.32cm">
          <text:p/>
        </draw:line>
        <draw:frame draw:style-name="gr4" draw:text-style-name="P3" draw:layer="layout" svg:width="7.739cm" svg:height="6.631cm" svg:x="3.54cm" svg:y="11.16cm">
          <draw:image xlink:href="Pictures/10000000000005FA0000051F04F04D8C.png" xlink:type="simple" xlink:show="embed" xlink:actuate="onLoad" draw:mime-type="image/png">
            <text:p/>
          </draw:image>
        </draw:frame>
        <draw:frame draw:style-name="gr3" draw:text-style-name="P4" draw:layer="layout" svg:width="5.688cm" svg:height="0.962cm" svg:x="27.062cm" svg:y="17.183cm">
          <draw:text-box>
            <text:p text:style-name="P3">mutubackend.com</text:p>
          </draw:text-box>
        </draw:frame>
        <draw:frame draw:style-name="gr6" draw:text-style-name="P5" draw:layer="layout" svg:width="11.123cm" svg:height="0.963cm" svg:x="1.942cm" svg:y="18.145cm">
          <draw:text-box>
            <text:p>https://thy-fly-menu-helper.vercel.app/</text:p>
          </draw:text-box>
        </draw:frame>
        <draw:line draw:style-name="gr5" draw:text-style-name="P3" draw:layer="layout" svg:x1="22.907cm" svg:y1="14.417cm" svg:x2="27.035cm" svg:y2="14.417cm">
          <text:p/>
        </draw:line>
        <draw:line draw:style-name="gr5" draw:text-style-name="P3" draw:layer="layout" svg:x1="11.16cm" svg:y1="14.335cm" svg:x2="15.605cm" svg:y2="14.335cm">
          <text:p/>
        </draw:line>
        <draw:frame draw:style-name="gr3" draw:text-style-name="P4" draw:layer="layout" svg:width="13.807cm" svg:height="0.962cm" svg:x="40.215cm" svg:y="9.245cm">
          <draw:text-box>
            <text:p text:style-name="P3">Google translate api in mutubackend repository</text:p>
          </draw:text-box>
        </draw:frame>
        <draw:frame draw:style-name="gr3" draw:text-style-name="P4" draw:layer="layout" svg:width="13.879cm" svg:height="0.962cm" svg:x="40.37cm" svg:y="16.23cm">
          <draw:text-box>
            <text:p text:style-name="P3">Language detect api in mutubackend repository</text:p>
          </draw:text-box>
        </draw:frame>
        <draw:frame draw:style-name="gr3" draw:text-style-name="P4" draw:layer="layout" svg:width="13.862cm" svg:height="1.038cm" svg:x="39.417cm" svg:y="23.774cm">
          <draw:text-box>
            <text:p text:style-name="P6"><text:span text:style-name="T1">https://api.openai.com/v1/chat/completions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none" draw:fill-color="#729fcf" loext:fill-use-slide-background="false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099cm" fo:page-height="59.4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0T23:46:30.700948878</meta:creation-date>
    <dc:date>2024-11-15T16:50:35.981862818</dc:date>
    <meta:editing-duration>PT22M18S</meta:editing-duration>
    <meta:editing-cycles>5</meta:editing-cycles>
    <meta:generator>LibreOffice/24.2.6.2$Linux_X86_64 LibreOffice_project/420$Build-2</meta:generator>
    <meta:document-statistic meta:object-count="17"/>
  </office:meta>
</office:document-meta>
</file>